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-width="0.2cm" draw:fill="none" draw:fill-color="#ffffff" draw:textarea-horizontal-align="left" draw:auto-grow-height="true" draw:auto-grow-width="true" fo:min-height="0.713cm" fo:min-width="9.967cm"/>
    </style:style>
    <style:style style:name="gr2" style:family="graphic" style:parent-style-name="standard">
      <style:graphic-properties draw:marker-end-width="0.2cm" draw:fill-color="#ffffff" draw:textarea-horizontal-align="justify" draw:textarea-vertical-align="middle" draw:auto-grow-height="false" fo:min-height="1.25cm" fo:min-width="5cm"/>
    </style:style>
    <style:style style:name="gr3" style:family="graphic" style:parent-style-name="standard">
      <style:graphic-properties draw:marker-end-width="0.2cm" draw:fill-color="#ffffff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marker-end-width="0.2cm" draw:fill-color="#ffffff" draw:textarea-horizontal-align="justify" draw:textarea-vertical-align="middle" draw:auto-grow-height="false" fo:min-height="0.85cm" fo:min-width="0.6cm"/>
    </style:style>
    <style:style style:name="gr5" style:family="graphic" style:parent-style-name="standard">
      <style:graphic-properties svg:stroke-width="0.1cm" draw:marker-start-width="0.6cm" draw:marker-end="Arrow" draw:marker-end-width="0.2cm" draw:fill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cm" draw:marker-start-width="0.455cm" draw:marker-end="Arrow" draw:marker-end-width="0.2cm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marker-end-width="0.2cm" draw:fill="none" draw:fill-color="#ffffff" draw:textarea-horizontal-align="left" draw:auto-grow-height="true" draw:auto-grow-width="true" fo:min-height="0.475cm" fo:min-width="0.476cm"/>
    </style:style>
    <style:style style:name="gr8" style:family="graphic" style:parent-style-name="standard">
      <style:graphic-properties draw:stroke="none" svg:stroke-color="#000000" draw:marker-end-width="0.2cm" draw:fill="none" draw:fill-color="#ffffff" draw:textarea-horizontal-align="left" draw:auto-grow-height="true" draw:auto-grow-width="true" fo:min-height="0.475cm" fo:min-width="0.658cm"/>
    </style:style>
    <style:style style:name="gr9" style:family="graphic" style:parent-style-name="standard">
      <style:graphic-properties draw:marker-end-width="0.2cm" draw:fill-color="#ffffff" draw:textarea-horizontal-align="justify" draw:textarea-vertical-align="middle" draw:auto-grow-height="false" fo:min-height="1cm" fo:min-width="0.751cm"/>
    </style:style>
    <style:style style:name="gr10" style:family="graphic" style:parent-style-name="standard">
      <style:graphic-properties draw:marker-end-width="0.2cm" draw:fill-color="#ffffff" draw:textarea-horizontal-align="justify" draw:textarea-vertical-align="middle" draw:auto-grow-height="false" fo:min-height="0.75cm" fo:min-width="4.1cm"/>
    </style:style>
    <style:style style:name="gr11" style:family="graphic" style:parent-style-name="standard">
      <style:graphic-properties draw:marker-end-width="0.2cm" draw:fill-color="#ffffff" draw:textarea-horizontal-align="justify" draw:textarea-vertical-align="middle" draw:auto-grow-height="false" fo:min-height="1.25cm" fo:min-width="4.45cm"/>
    </style:style>
    <style:style style:name="gr12" style:family="graphic" style:parent-style-name="standard">
      <style:graphic-properties draw:marker-end-width="0.2cm" draw:fill-color="#ffffff" draw:textarea-horizontal-align="justify" draw:textarea-vertical-align="middle" draw:auto-grow-height="false" fo:min-height="0.45cm" fo:min-width="2.55cm"/>
    </style:style>
    <style:style style:name="gr13" style:family="graphic" style:parent-style-name="standard">
      <style:graphic-properties draw:marker-end-width="0.2cm" draw:fill-color="#ffffff" draw:textarea-horizontal-align="justify" draw:textarea-vertical-align="middle" draw:auto-grow-height="false" fo:min-height="1.25cm" fo:min-width="4.55cm"/>
    </style:style>
    <style:style style:name="gr14" style:family="graphic" style:parent-style-name="standard">
      <style:graphic-properties draw:marker-end-width="0.2cm" draw:fill-color="#ffffff" draw:textarea-horizontal-align="justify" draw:textarea-vertical-align="middle" draw:auto-grow-height="false" fo:min-height="0.45cm" fo:min-width="4.561cm"/>
    </style:style>
    <style:style style:name="gr15" style:family="graphic" style:parent-style-name="standard">
      <style:graphic-properties draw:marker-end-width="0.2cm" draw:fill-color="#ffffff" draw:textarea-horizontal-align="justify" draw:textarea-vertical-align="middle" draw:auto-grow-height="false" fo:min-height="1.75cm" fo:min-width="4.55cm"/>
    </style:style>
    <style:style style:name="gr16" style:family="graphic" style:parent-style-name="standard">
      <style:graphic-properties draw:marker-end-width="0.2cm" draw:fill-color="#ffffff" draw:textarea-horizontal-align="justify" draw:textarea-vertical-align="middle" draw:auto-grow-height="false" fo:min-height="1.25cm" fo:min-width="6.502cm"/>
    </style:style>
    <style:style style:name="gr17" style:family="graphic" style:parent-style-name="standard">
      <style:graphic-properties draw:marker-end-width="0.2cm" draw:fill-color="#ffffff" draw:textarea-horizontal-align="justify" draw:textarea-vertical-align="middle" draw:auto-grow-height="false" fo:min-height="1.75cm" fo:min-width="4.3cm"/>
    </style:style>
    <style:style style:name="gr18" style:family="graphic" style:parent-style-name="standard">
      <style:graphic-properties draw:marker-end-width="0.2cm" draw:fill-color="#ffffff" draw:textarea-horizontal-align="justify" draw:textarea-vertical-align="middle" draw:auto-grow-height="false" fo:min-height="1.25cm" fo:min-width="4.3cm"/>
    </style:style>
    <style:style style:name="gr19" style:family="graphic" style:parent-style-name="standard">
      <style:graphic-properties draw:marker-end-width="0.2cm" draw:fill-color="#ffffff" draw:textarea-horizontal-align="justify" draw:textarea-vertical-align="middle" draw:auto-grow-height="false" fo:min-height="0.45cm" fo:min-width="4.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28cm" fo:min-width="1.3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82cm" fo:min-width="0.986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528cm" fo:min-width="2.188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554cm" fo:min-width="1.34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812cm" fo:min-width="1.34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024cm" fo:min-width="1.622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882cm" fo:min-width="1.34cm"/>
    </style:style>
    <style:style style:name="P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loext:graphic-properties draw:fill-color="#ffffff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67cm" svg:height="0.963cm" svg:x="5.267cm" svg:y="1.984cm">
          <draw:text-box>
            <text:p><text:span text:style-name="T1">Simplified Move Computation Chart</text:span></text:p>
          </draw:text-box>
        </draw:frame>
        <draw:custom-shape draw:style-name="gr2" draw:text-style-name="P3" xml:id="id1" draw:id="id1" draw:layer="layout" svg:width="5.5cm" svg:height="1.5cm" svg:x="7.75cm" svg:y="3.394cm">
          <text:p text:style-name="P2"><text:span text:style-name="T2">Search_Get_Best_Move()</text:span></text:p>
          <text:p text:style-name="P2"><text:span text:style-name="T2">- get legal mov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2cm" svg:height="2cm" svg:x="9.5cm" svg:y="5.4cm">
          <text:p text:style-name="P4"><text:span text:style-name="T2">moves</text:span></text:p>
          <text:p text:style-name="P4"><text:span text:style-name="T2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3" draw:id="id3" draw:layer="layout" svg:width="2.199cm" svg:height="2.199cm" svg:x="5.501cm" svg:y="6.901cm">
          <text:p text:style-name="P4"><text:span text:style-name="T2">in</text:span></text:p>
          <text:p text:style-name="P4"><text:span text:style-name="T2">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10.5cm" svg:y1="4.894cm" svg:x2="10.5cm" svg:y2="5.4cm" draw:start-shape="id1" draw:start-glue-point="2" draw:end-shape="id2" draw:end-glue-point="4" svg:d="M10500 4894v506" svg:viewBox="0 0 1 507">
          <text:p/>
        </draw:connector>
        <draw:connector draw:style-name="gr6" draw:text-style-name="P5" draw:layer="layout" svg:x1="9.5cm" svg:y1="6.4cm" svg:x2="6.601cm" svg:y2="6.901cm" draw:start-shape="id2" draw:start-glue-point="5" draw:end-shape="id3" draw:end-glue-point="4" svg:d="M9500 6400h-900v-1h-1999v502" svg:viewBox="0 0 2900 503">
          <text:p/>
        </draw:connector>
        <draw:frame draw:style-name="gr7" draw:text-style-name="P6" draw:layer="layout" svg:width="0.976cm" svg:height="0.725cm" svg:x="8.7cm" svg:y="5.735cm">
          <draw:text-box>
            <text:p><text:span text:style-name="T2">no</text:span></text:p>
          </draw:text-box>
        </draw:frame>
        <draw:connector draw:style-name="gr6" draw:text-style-name="P5" draw:layer="layout" svg:x1="5.501cm" svg:y1="8.001cm" svg:x2="4cm" svg:y2="8.5cm" draw:start-shape="id3" draw:start-glue-point="5" draw:end-shape="id4" draw:end-glue-point="4" svg:d="M5501 8001h-1501v499" svg:viewBox="0 0 1502 500">
          <text:p/>
        </draw:connector>
        <draw:connector draw:style-name="gr6" draw:text-style-name="P5" draw:layer="layout" svg:x1="7.7cm" svg:y1="8.001cm" svg:x2="8.7cm" svg:y2="8.464cm" draw:start-shape="id3" draw:start-glue-point="7" draw:end-shape="id5" draw:end-glue-point="4" svg:d="M7700 8001h1000v463" svg:viewBox="0 0 1001 464">
          <text:p/>
        </draw:connector>
        <draw:frame draw:style-name="gr7" draw:text-style-name="P6" draw:layer="layout" svg:width="0.976cm" svg:height="0.725cm" svg:x="4.7cm" svg:y="7.336cm">
          <draw:text-box>
            <text:p><text:span text:style-name="T2">no</text:span></text:p>
          </draw:text-box>
        </draw:frame>
        <draw:frame draw:style-name="gr8" draw:text-style-name="P6" draw:layer="layout" svg:width="1.158cm" svg:height="0.725cm" svg:x="7.4cm" svg:y="7.337cm">
          <draw:text-box>
            <text:p><text:span text:style-name="T2">yes</text:span></text:p>
          </draw:text-box>
        </draw:frame>
        <draw:custom-shape draw:style-name="gr9" draw:text-style-name="P5" xml:id="id6" draw:id="id6" draw:layer="layout" svg:width="2.501cm" svg:height="2.499cm" svg:x="11cm" svg:y="7.001cm">
          <text:p text:style-name="P4"><text:span text:style-name="T2">one</text:span></text:p>
          <text:p text:style-name="P4"><text:span text:style-name="T2">mo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11.5cm" svg:y1="6.4cm" svg:x2="12.251cm" svg:y2="7.001cm" draw:start-shape="id2" draw:start-glue-point="7" draw:end-shape="id6" draw:end-glue-point="4" svg:d="M11500 6400h751v601" svg:viewBox="0 0 752 602">
          <text:p/>
        </draw:connector>
        <draw:frame draw:style-name="gr8" draw:text-style-name="P6" draw:layer="layout" svg:width="1.158cm" svg:height="0.725cm" svg:x="11.4cm" svg:y="5.736cm">
          <draw:text-box>
            <text:p><text:span text:style-name="T2">yes</text:span></text:p>
          </draw:text-box>
        </draw:frame>
        <draw:connector draw:style-name="gr6" draw:text-style-name="P5" draw:layer="layout" svg:x1="13.501cm" svg:y1="8.251cm" svg:x2="15.3cm" svg:y2="8.9cm" draw:start-shape="id6" draw:start-glue-point="7" draw:end-shape="id7" draw:end-glue-point="4" svg:d="M13501 8251h1799v649" svg:viewBox="0 0 1800 650">
          <text:p/>
        </draw:connector>
        <draw:frame draw:style-name="gr8" draw:text-style-name="P6" draw:layer="layout" svg:width="1.158cm" svg:height="0.725cm" svg:x="13.4cm" svg:y="7.598cm">
          <draw:text-box>
            <text:p><text:span text:style-name="T2">yes</text:span></text:p>
          </draw:text-box>
        </draw:frame>
        <draw:custom-shape draw:style-name="gr10" draw:text-style-name="P8" xml:id="id8" draw:id="id8" draw:layer="layout" svg:width="4.6cm" svg:height="1cm" svg:x="8.2cm" svg:y="10cm">
          <text:p text:style-name="P7"><text:span text:style-name="T2">Book_Is_Line()</text:span></text:p>
          <text:p text:style-name="P7"><text:span text:style-name="T2">- check opening book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1cm" svg:y1="8.251cm" svg:x2="10.5cm" svg:y2="10cm" draw:start-shape="id6" draw:start-glue-point="5" draw:end-shape="id8" draw:end-glue-point="0" svg:d="M11000 8251h-500v1749" svg:viewBox="0 0 501 1750">
          <text:p/>
        </draw:connector>
        <draw:custom-shape draw:style-name="gr9" draw:text-style-name="P5" xml:id="id9" draw:id="id9" draw:layer="layout" svg:width="2.501cm" svg:height="2.499cm" svg:x="9.25cm" svg:y="11.501cm">
          <text:p text:style-name="P4"><text:span text:style-name="T2">book</text:span></text:p>
          <text:p text:style-name="P4"><text:span text:style-name="T2">matc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10.5cm" svg:y1="11cm" svg:x2="10.501cm" svg:y2="11.501cm" draw:start-shape="id8" draw:start-glue-point="2" draw:end-shape="id9" draw:end-glue-point="4" svg:d="M10500 11000v250h1v251" svg:viewBox="0 0 2 502">
          <text:p/>
        </draw:connector>
        <draw:connector draw:style-name="gr6" draw:text-style-name="P5" draw:layer="layout" svg:x1="11.751cm" svg:y1="12.751cm" svg:x2="14.4cm" svg:y2="13.4cm" draw:start-shape="id9" draw:start-glue-point="7" draw:end-shape="id10" draw:end-glue-point="4" svg:d="M11751 12751h2649v649" svg:viewBox="0 0 2650 650">
          <text:p/>
        </draw:connector>
        <draw:frame draw:style-name="gr8" draw:text-style-name="P6" draw:layer="layout" svg:width="1.158cm" svg:height="0.725cm" svg:x="11.6cm" svg:y="11.999cm">
          <draw:text-box>
            <text:p><text:span text:style-name="T2">yes</text:span></text:p>
          </draw:text-box>
        </draw:frame>
        <draw:frame draw:style-name="gr7" draw:text-style-name="P6" draw:layer="layout" svg:width="0.976cm" svg:height="0.725cm" svg:x="10.2cm" svg:y="7.598cm">
          <draw:text-box>
            <text:p><text:span text:style-name="T2">no</text:span></text:p>
          </draw:text-box>
        </draw:frame>
        <draw:custom-shape draw:style-name="gr11" draw:text-style-name="P3" xml:id="id12" draw:id="id12" draw:layer="layout" svg:width="4.95cm" svg:height="1.5cm" svg:x="2.55cm" svg:y="13.7cm">
          <text:p text:style-name="P2"><text:span text:style-name="T2">Search_Negalight()</text:span></text:p>
          <text:p text:style-name="P2"><text:span text:style-name="T2">recursion</text:span></text:p>
          <text:p text:style-name="P2"><text:span text:style-name="T2">- shallow search depth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9.25cm" svg:y1="12.751cm" svg:x2="5.019cm" svg:y2="13.45cm" draw:start-shape="id9" draw:start-glue-point="5" draw:end-shape="id11" draw:end-glue-point="0" svg:d="M9250 12751h-2069v699h-2162" svg:viewBox="0 0 4232 700">
          <text:p/>
        </draw:connector>
        <draw:frame draw:style-name="gr7" draw:text-style-name="P6" draw:layer="layout" svg:width="0.976cm" svg:height="0.725cm" svg:x="8.5cm" svg:y="12cm">
          <draw:text-box>
            <text:p><text:span text:style-name="T2">no</text:span></text:p>
          </draw:text-box>
        </draw:frame>
        <draw:custom-shape draw:style-name="gr12" draw:text-style-name="P3" xml:id="id13" draw:id="id13" draw:layer="layout" svg:width="3.05cm" svg:height="0.7cm" svg:x="3.489cm" svg:y="12.5cm">
          <text:p text:style-name="P2"><text:span text:style-name="T2">search depth: 3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2.55cm" svg:y1="14.45cm" svg:x2="3.489cm" svg:y2="12.85cm" draw:start-shape="id12" draw:start-glue-point="3" draw:end-shape="id13" draw:end-glue-point="3" svg:d="M2550 14450h-501v-1600h1440" svg:viewBox="0 0 1441 1601">
          <text:p/>
        </draw:connector>
        <draw:connector draw:style-name="gr6" draw:text-style-name="P5" xml:id="id11" draw:id="id11" draw:layer="layout" svg:x1="5.014cm" svg:y1="13.2cm" svg:x2="5.025cm" svg:y2="13.7cm" draw:start-shape="id13" draw:start-glue-point="2" draw:end-shape="id12" draw:end-glue-point="0" svg:d="M5014 13200v250h11v250" svg:viewBox="0 0 12 501">
          <text:p/>
        </draw:connector>
        <draw:custom-shape draw:style-name="gr13" draw:text-style-name="P3" xml:id="id14" draw:id="id14" draw:layer="layout" svg:width="5.05cm" svg:height="1.5cm" svg:x="2.45cm" svg:y="16.9cm">
          <text:p text:style-name="P2"><text:span text:style-name="T2">Search_Quiescence()</text:span></text:p>
          <text:p text:style-name="P2"><text:span text:style-name="T2">recursion</text:span></text:p>
          <text:p text:style-name="P2"><text:span text:style-name="T2">- until capture line end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5" draw:id="id15" draw:layer="layout" svg:width="5.061cm" svg:height="0.7cm" svg:x="2.439cm" svg:y="15.8cm">
          <text:p text:style-name="P2"><text:span text:style-name="T2">captures / promotions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65cm -0.001cm" svg:x1="5.025cm" svg:y1="15.2cm" svg:x2="7.5cm" svg:y2="17.65cm" draw:start-shape="id12" draw:start-glue-point="2" draw:end-shape="id14" draw:end-glue-point="1" svg:d="M5025 15200v200h2975v2250h-500" svg:viewBox="0 0 2976 2451">
          <text:p/>
        </draw:connector>
        <draw:connector draw:style-name="gr6" draw:text-style-name="P5" draw:layer="layout" svg:x1="2.45cm" svg:y1="17.65cm" svg:x2="2.439cm" svg:y2="16.15cm" draw:start-shape="id14" draw:start-glue-point="3" draw:end-shape="id15" draw:end-glue-point="3" svg:d="M2450 17650h-513v-1500h502" svg:viewBox="0 0 514 1501">
          <text:p/>
        </draw:connector>
        <draw:connector draw:style-name="gr6" draw:text-style-name="P5" draw:layer="layout" svg:x1="4.969cm" svg:y1="16.5cm" svg:x2="4.975cm" svg:y2="16.9cm" draw:start-shape="id15" draw:start-glue-point="2" draw:end-shape="id14" draw:end-glue-point="0" svg:d="M4969 16500v200h6v200" svg:viewBox="0 0 7 401">
          <text:p/>
        </draw:connector>
        <draw:custom-shape draw:style-name="gr15" draw:text-style-name="P3" xml:id="id16" draw:id="id16" draw:layer="layout" svg:width="5.05cm" svg:height="2cm" svg:x="2.45cm" svg:y="19cm">
          <text:p text:style-name="P2"><text:span text:style-name="T2">Eval_Static_Evaluation()</text:span></text:p>
          <text:p text:style-name="P2"><text:span text:style-name="T2">- material</text:span></text:p>
          <text:p text:style-name="P2"><text:span text:style-name="T2">- pawns</text:span></text:p>
          <text:p text:style-name="P2"><text:span text:style-name="T2">- middle /end game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4.975cm" svg:y1="18.4cm" svg:x2="4.975cm" svg:y2="19cm" draw:start-shape="id14" draw:start-glue-point="2" draw:end-shape="id16" svg:d="M4975 18400v600" svg:viewBox="0 0 1 601">
          <text:p/>
        </draw:connector>
        <draw:connector draw:style-name="gr5" draw:text-style-name="P5" draw:layer="layout" svg:x1="7.5cm" svg:y1="14.45cm" svg:x2="10.5cm" svg:y2="15cm" draw:start-shape="id12" draw:start-glue-point="1" draw:end-shape="id17" draw:end-glue-point="4" svg:d="M7500 14450h3000v550" svg:viewBox="0 0 3001 551">
          <text:p/>
        </draw:connector>
        <draw:custom-shape draw:style-name="gr16" draw:text-style-name="P3" xml:id="id18" draw:id="id18" draw:layer="layout" svg:width="7.002cm" svg:height="1.5cm" svg:x="8.998cm" svg:y="17cm">
          <text:p text:style-name="P2"><text:span text:style-name="T2">Search_Get_Best_Move()</text:span></text:p>
          <text:p text:style-name="P2"><text:span text:style-name="T2">- pre-sort moves by Negalight score</text:span></text:p>
          <text:p text:style-name="P2"><text:span text:style-name="T2">- depth d = 3..20 (or until time is up)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1.8cm" svg:y1="15.8cm" svg:x2="12.499cm" svg:y2="17cm" draw:start-shape="id17" draw:start-glue-point="10" draw:end-shape="id18" draw:end-glue-point="0" svg:d="M11800 15800h699v1200" svg:viewBox="0 0 700 1201">
          <text:p/>
        </draw:connector>
        <draw:custom-shape draw:style-name="gr17" draw:text-style-name="P3" xml:id="id20" draw:id="id20" draw:layer="layout" svg:width="4.8cm" svg:height="2cm" svg:x="14.2cm" svg:y="20.8cm">
          <text:p text:style-name="P2"><text:span text:style-name="T2">Search_Negascout()</text:span></text:p>
          <text:p text:style-name="P2"><text:span text:style-name="T2">recursion</text:span></text:p>
          <text:p text:style-name="P2"><text:span text:style-name="T2">- given search depth</text:span></text:p>
          <text:p text:style-name="P2"><text:span text:style-name="T2">- time over check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9" draw:id="id19" draw:layer="layout" svg:width="3.05cm" svg:height="0.7cm" svg:x="15.072cm" svg:y="19.1cm">
          <text:p text:style-name="P2"><text:span text:style-name="T2">search depth: d</text:span></text:p>
          <draw:enhanced-geometry svg:viewBox="0 0 21600 21600" draw:type="rectangle" draw:enhanced-path="M 0 0 L 21600 0 21600 21600 0 21600 0 0 Z N"/>
        </draw:custom-shape>
        <draw:connector draw:style-name="gr6" draw:text-style-name="P5" xml:id="id25" draw:id="id25" draw:layer="layout" svg:x1="16.597cm" svg:y1="19.8cm" svg:x2="16.6cm" svg:y2="20.8cm" draw:start-shape="id19" draw:start-glue-point="2" draw:end-shape="id20" draw:end-glue-point="0" svg:d="M16597 19800v500h3v500" svg:viewBox="0 0 4 1001">
          <text:p/>
        </draw:connector>
        <draw:custom-shape draw:style-name="gr18" draw:text-style-name="P3" xml:id="id22" draw:id="id22" draw:layer="layout" svg:width="4.8cm" svg:height="1.5cm" svg:x="14.2cm" svg:y="24.5cm">
          <text:p text:style-name="P2"><text:span text:style-name="T2">Search_Quiescence()</text:span></text:p>
          <text:p text:style-name="P2"><text:span text:style-name="T2">recursion</text:span></text:p>
          <text:p text:style-name="P2"><text:span text:style-name="T2">- until capture line ends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21" draw:id="id21" draw:layer="layout" svg:width="4.8cm" svg:height="0.7cm" svg:x="14.2cm" svg:y="23.3cm">
          <text:p text:style-name="P2"><text:span text:style-name="T2">captures / promotions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6.6cm" svg:y1="24cm" svg:x2="16.6cm" svg:y2="24.5cm" draw:start-shape="id21" draw:start-glue-point="2" draw:end-shape="id22" draw:end-glue-point="0" svg:d="M16600 24000v500" svg:viewBox="0 0 1 501">
          <text:p/>
        </draw:connector>
        <draw:custom-shape draw:style-name="gr17" draw:text-style-name="P3" xml:id="id23" draw:id="id23" draw:layer="layout" svg:width="4.8cm" svg:height="2cm" svg:x="14.2cm" svg:y="26.4cm">
          <text:p text:style-name="P2"><text:span text:style-name="T2">Eval_Static_Evaluation()</text:span></text:p>
          <text:p text:style-name="P2"><text:span text:style-name="T2">- material</text:span></text:p>
          <text:p text:style-name="P2"><text:span text:style-name="T2">- pawns</text:span></text:p>
          <text:p text:style-name="P2"><text:span text:style-name="T2">- middle /end game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6.6cm" svg:y1="26cm" svg:x2="16.6cm" svg:y2="26.4cm" draw:start-shape="id22" draw:start-glue-point="2" draw:end-shape="id23" draw:end-glue-point="0" svg:d="M16600 26000v400" svg:viewBox="0 0 1 401">
          <text:p/>
        </draw:connector>
        <draw:connector draw:style-name="gr6" draw:text-style-name="P5" draw:layer="layout" svg:x1="19cm" svg:y1="21.8cm" svg:x2="18.122cm" svg:y2="19.45cm" draw:start-shape="id20" draw:start-glue-point="1" draw:end-shape="id19" draw:end-glue-point="1" svg:d="M19000 21800h501v-2350h-1379" svg:viewBox="0 0 1380 2351">
          <text:p/>
        </draw:connector>
        <draw:connector draw:style-name="gr6" draw:text-style-name="P5" draw:layer="layout" svg:x1="19cm" svg:y1="25.25cm" svg:x2="19cm" svg:y2="23.65cm" draw:start-shape="id22" draw:start-glue-point="1" draw:end-shape="id21" draw:end-glue-point="1" svg:d="M19000 25250h501v-1600h-501" svg:viewBox="0 0 502 1601">
          <text:p/>
        </draw:connector>
        <draw:connector draw:style-name="gr6" draw:text-style-name="P5" draw:layer="layout" draw:line-skew="-0.65cm" svg:x1="16.6cm" svg:y1="22.8cm" svg:x2="14.2cm" svg:y2="25.25cm" draw:start-shape="id20" draw:start-glue-point="2" draw:end-shape="id22" draw:end-glue-point="3" svg:d="M16600 22800v200h-2901v2250h501" svg:viewBox="0 0 2902 2451">
          <text:p/>
        </draw:connector>
        <draw:connector draw:style-name="gr5" draw:text-style-name="P5" draw:layer="layout" svg:x1="8.998cm" svg:y1="17.75cm" svg:x2="10.3cm" svg:y2="23.1cm" draw:start-shape="id18" draw:start-glue-point="3" draw:end-shape="id24" draw:end-glue-point="4" svg:d="M8998 17750h-501v3050h1803v2300" svg:viewBox="0 0 1804 5351">
          <text:p/>
        </draw:connector>
        <draw:connector draw:style-name="gr6" draw:text-style-name="P5" draw:layer="layout" draw:line-skew="1.162cm" svg:x1="12.499cm" svg:y1="18.5cm" svg:x2="16.598cm" svg:y2="20.3cm" draw:start-shape="id18" draw:start-glue-point="2" draw:end-shape="id25" draw:end-glue-point="0" svg:d="M12499 18500v1800h4099" svg:viewBox="0 0 4100 1801">
          <text:p/>
        </draw:connector>
        <draw:connector draw:style-name="gr6" draw:text-style-name="P5" draw:layer="layout" svg:x1="19cm" svg:y1="21.8cm" svg:x2="18.6cm" svg:y2="17.774cm" draw:start-shape="id20" draw:start-glue-point="1" draw:end-shape="id26" draw:end-glue-point="10" svg:d="M19000 21800h501v-4026h-901" svg:viewBox="0 0 902 4027">
          <text:p/>
        </draw:connector>
        <draw:connector draw:style-name="gr6" draw:text-style-name="P5" draw:layer="layout" svg:x1="16.5cm" svg:y1="17.774cm" svg:x2="16cm" svg:y2="17.75cm" draw:start-shape="id26" draw:start-glue-point="6" draw:end-shape="id18" draw:end-glue-point="1" svg:d="M16500 17774h-250v-24h-250" svg:viewBox="0 0 501 25">
          <text:p/>
        </draw:connector>
        <draw:custom-shape draw:style-name="gr20" draw:text-style-name="P5" xml:id="id7" draw:id="id7" draw:layer="layout" svg:width="2.6cm" svg:height="1.1cm" svg:x="14cm" svg:y="8.9cm">
          <text:p text:style-name="P4"><text:span text:style-name="T3">return</text:span></text:p>
          <text:p text:style-name="P4"><text:span text:style-name="T2">m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26" draw:id="id26" draw:layer="layout" svg:width="2.1cm" svg:height="1.6cm" svg:x="16.5cm" svg:y="16.974cm">
          <text:p text:style-name="P4"><text:span text:style-name="T3">return</text:span></text:p>
          <text:p text:style-name="P4"><text:span text:style-name="T2">best</text:span></text:p>
          <text:p text:style-name="P4"><text:span text:style-name="T2">mov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4" draw:id="id4" draw:layer="layout" svg:width="3.8cm" svg:height="1.1cm" svg:x="2.1cm" svg:y="8.5cm">
          <text:p text:style-name="P4"><text:span text:style-name="T3">return</text:span></text:p>
          <text:p text:style-name="P4"><text:span text:style-name="T2">STALEM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5" draw:id="id5" draw:layer="layout" svg:width="2.6cm" svg:height="1.136cm" svg:x="7.4cm" svg:y="8.464cm">
          <text:p text:style-name="P4"><text:span text:style-name="T3">return</text:span></text:p>
          <text:p text:style-name="P4"><text:span text:style-name="T2">M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4" draw:id="id24" draw:layer="layout" svg:width="2.6cm" svg:height="1.5cm" svg:x="9cm" svg:y="23.1cm">
          <text:p text:style-name="P4"><text:span text:style-name="T3">return</text:span></text:p>
          <text:p text:style-name="P4"><text:span text:style-name="T2">best</text:span></text:p>
          <text:p text:style-name="P4"><text:span text:style-name="T2">m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10" draw:id="id10" draw:layer="layout" svg:width="3cm" svg:height="1.8cm" svg:x="12.9cm" svg:y="13.4cm">
          <text:p text:style-name="P4"><text:span text:style-name="T3">return</text:span></text:p>
          <text:p text:style-name="P4"><text:span text:style-name="T2">random</text:span></text:p>
          <text:p text:style-name="P4"><text:span text:style-name="T2">book m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17" draw:id="id17" draw:layer="layout" svg:width="2.6cm" svg:height="1.6cm" svg:x="9.2cm" svg:y="15cm">
          <text:p text:style-name="P4"><text:span text:style-name="T3">return</text:span></text:p>
          <text:p text:style-name="P4"><text:span text:style-name="T2">move</text:span></text:p>
          <text:p text:style-name="P4"><text:span text:style-name="T2">sc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56M16S</meta:editing-duration>
    <meta:editing-cycles>28</meta:editing-cycles>
    <meta:generator>LibreOffice/4.4.7.2$Windows_x86 LibreOffice_project/f3153a8b245191196a4b6b9abd1d0da16eead600</meta:generator>
    <dc:date>2016-11-27T15:09:37.383000000</dc:date>
    <meta:document-statistic meta:object-count="61"/>
  </office:meta>
</office:document-meta>
</file>